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935b" officeooo:paragraph-rsid="0004935b"/>
    </style:style>
    <style:style style:name="P2" style:family="paragraph" style:parent-style-name="Title">
      <style:text-properties officeooo:rsid="0004935b" officeooo:paragraph-rsid="000493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4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3</text:p>
      <text:p text:style-name="P1"><text:span text:style-name="T1">Mitä tehnyt</text:span>: Testejä hiukan. Ohjelma edennyt melko vähän kaiken kaikkiaan</text:p>
      <text:p text:style-name="P1"><text:span text:style-name="T1">Miten edennyt</text:span>: Huonosti. Ohjelman rakenne rupeaa puuroutumaan joten koodin kirjoitus rupeaa tuottamaan tuskaa.</text:p>
      <text:p text:style-name="P1"><text:span text:style-name="T1">Mitä opin</text:span>: Kaiketi katsomaan yksityiskohtia paremmin. Olin ajatellut pelipuun olevan helppo rakentaa, mutta en suunnitellut yksityiskohtia tarpeeksi ja niiden kanssa on nyt kärsitty.</text:p>
      <text:p text:style-name="P1"><text:span text:style-name="T1">Mikä jäi epäselväksi</text:span>: Ohjelmalla on siis kaksi mielenkiintoista osaa: Pelilauta ja MCTS-algoritmi. Olin ajatellut simulaation tapahtuvan MCTS:n puolella mutta nyt tätä dokumenttia kirjoittaessa alkaa valjeta että iso osa toiminnallisuudesta, mukaanlukien simulaatio, pitäisi kai siirtää tapahtumaan pelilaudan puolella. <text:span text:style-name="T2">Tähän liittyen, en ollut ajatellut lainkaan että miten Pelilauta-olio elää Nodejen mukana. Helpointa kai olisi kopioida joka Nodelle uusi pelilauta, mutta tämäkin havainto tuli tätä raporttia kirjoittaessa, suunnitelma on vielä aika auki.</text:span></text:p>
      <text:p text:style-name="P1"><text:span text:style-name="T1">Mitä seuraavaksi</text:span>: Simulaatiovaihe toimim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7:12:41.461306757</meta:creation-date>
    <dc:date>2016-02-09T17:45:13.381461309</dc:date>
    <meta:editing-duration>PT2M21S</meta:editing-duration>
    <meta:editing-cycles>1</meta:editing-cycles>
    <meta:document-statistic meta:table-count="0" meta:image-count="0" meta:object-count="0" meta:page-count="1" meta:paragraph-count="6" meta:word-count="121" meta:character-count="983" meta:non-whitespace-character-count="868"/>
    <meta:generator>LibreOffice/4.2.8.2$Linux_X86_64 LibreOffice_project/420m0$Build-2</meta:generator>
  </office:meta>
</office:document-meta>
</file>